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style:font-name="Verdana" fo:text-transform="uppercase" fo:font-size="10.5pt" style:font-size-asian="10.5pt" style:font-size-complex="10.5pt"/>
    </style:style>
    <style:style style:name="P3" style:parent-style-name="List2" style:family="paragraph">
      <style:text-properties fo:language="en" fo:country="US"/>
    </style:style>
    <style:style style:name="P4" style:parent-style-name="List2" style:family="paragraph">
      <style:text-properties fo:language="en" fo:country="US"/>
    </style:style>
    <style:style style:name="P5" style:parent-style-name="List2" style:family="paragraph">
      <style:text-properties fo:language="en" fo:country="US"/>
    </style:style>
    <style:style style:name="P6" style:parent-style-name="List2" style:family="paragraph">
      <style:text-properties fo:language="en" fo:country="US"/>
    </style:style>
    <style:style style:name="P7" style:parent-style-name="List2" style:family="paragraph">
      <style:text-properties fo:language="en" fo:country="US"/>
    </style:style>
    <style:style style:name="P8" style:parent-style-name="List2" style:family="paragraph">
      <style:text-properties fo:language="en" fo:country="US"/>
    </style:style>
    <style:style style:name="P9" style:parent-style-name="List2" style:family="paragraph">
      <style:text-properties fo:language="en" fo:country="US"/>
    </style:style>
    <style:style style:name="T10" style:parent-style-name="DefaultParagraphFont" style:family="text">
      <style:text-properties style:font-name="Verdana" style:font-name-asian="Times New Roman" style:font-weight-complex="bold" fo:font-size="10.5pt" style:font-size-asian="10.5pt" style:font-size-complex="10.5pt"/>
    </style:style>
    <style:style style:name="T11" style:parent-style-name="DefaultParagraphFont" style:family="text">
      <style:text-properties fo:language="en" fo:country="US"/>
    </style:style>
    <style:style style:name="P12" style:parent-style-name="List2" style:family="paragraph"/>
    <style:style style:name="P13" style:parent-style-name="List2" style:family="paragraph"/>
    <style:style style:name="P14" style:parent-style-name="BodyText" style:family="paragraph">
      <style:text-properties fo:font-weight="bold" style:font-weight-asian="bold"/>
    </style:style>
    <style:style style:name="P15" style:parent-style-name="List2" style:family="paragraph"/>
    <style:style style:name="T16" style:parent-style-name="DefaultParagraphFont" style:family="text">
      <style:text-properties fo:font-weight="bold" style:font-weight-asian="bold" style:font-weight-complex="bold"/>
    </style:style>
    <style:style style:name="P17" style:parent-style-name="List2" style:family="paragraph"/>
    <style:style style:name="T18" style:parent-style-name="DefaultParagraphFont" style:family="text">
      <style:text-properties fo:font-weight="bold" style:font-weight-asian="bold" style:font-weight-complex="bold"/>
    </style:style>
    <style:style style:name="P19" style:parent-style-name="List2" style:family="paragraph"/>
    <style:style style:name="T20" style:parent-style-name="DefaultParagraphFont" style:family="text">
      <style:text-properties fo:font-weight="bold" style:font-weight-asian="bold" style:font-weight-complex="bold"/>
    </style:style>
    <style:style style:name="P21" style:parent-style-name="List2" style:family="paragraph"/>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style:text-position="super 63.6%"/>
    </style:style>
    <style:style style:name="P24" style:parent-style-name="List2" style:family="paragraph"/>
    <style:style style:name="T25" style:parent-style-name="DefaultParagraphFont" style:family="text">
      <style:text-properties fo:font-weight="bold" style:font-weight-asian="bold" style:font-weight-complex="bold"/>
    </style:style>
    <style:style style:name="P26" style:parent-style-name="Normal" style:family="paragraph">
      <style:paragraph-properties fo:break-before="page"/>
      <style:text-properties style:font-name="Verdana" style:font-name-asian="Times New Roman" fo:font-style="italic" style:font-style-asian="italic" style:font-style-complex="italic" fo:font-size="10pt" style:font-size-asian="10pt" style:font-size-complex="10pt"/>
    </style:style>
    <style:style style:name="P27" style:parent-style-name="BodyText" style:family="paragraph">
      <style:text-properties fo:font-weight="bold" style:font-weight-asian="bold"/>
    </style:style>
    <style:style style:name="P28" style:parent-style-name="ListBullet2" style:family="paragraph">
      <style:text-properties fo:language="en" fo:country="US"/>
    </style:style>
    <style:style style:name="P29" style:parent-style-name="Normal" style:family="paragraph">
      <style:paragraph-properties fo:margin-top="0.1041in" fo:margin-bottom="0.1041in" fo:line-height="100%"/>
      <style:text-properties style:font-name="Verdana" style:font-name-asian="Times New Roman" fo:font-size="10pt" style:font-size-asian="10pt" style:font-size-complex="10pt"/>
    </style:style>
    <style:style style:name="T30" style:parent-style-name="DefaultParagraphFont" style:family="text">
      <style:text-properties style:text-position="super 63.6%"/>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P33" style:parent-style-name="Heading3" style:family="paragraph">
      <style:text-properties fo:language="nl" fo:country="NL"/>
    </style:style>
    <style:style style:name="P34" style:parent-style-name="Normal" style:family="paragraph">
      <style:text-properties style:font-name="Verdana" style:font-name-asian="Times New Roman" fo:font-size="10pt" style:font-size-asian="10pt" style:font-size-complex="10pt"/>
    </style:style>
  </office:automatic-styles>
  <office:body>
    <office:text text:use-soft-page-breaks="true">
      <text:h text:style-name="P1" text:outline-level="1"><text:span text:style-name="T2">Plan van aanpak</text:span><text:a office:title="Standaard plan van aanpak" xlink:href="https://zbc.nu/projectmanagement/technical-skills/standaard-plan-van-aanpak/" office:target-frame-name="_top" xlink:show="replace"/></text:h>
      <text:h text:style-name="Heading2" text:outline-level="2">Inhoudsopgave</text:h>
      <text:list text:style-name="LFO2" text:continue-numbering="true">
        <text:list-item>
          <text:p text:style-name="P3">Introductie</text:p>
        </text:list-item>
        <text:list-item>
          <text:p text:style-name="P4">Projectopdracht</text:p>
        </text:list-item>
        <text:list-item>
          <text:p text:style-name="P5">Aanpak</text:p>
        </text:list-item>
        <text:list-item>
          <text:p text:style-name="P6">Projectinrichting en voorwaarden</text:p>
        </text:list-item>
        <text:list-item>
          <text:p text:style-name="P7">Plannen</text:p>
        </text:list-item>
        <text:list-item>
          <text:p text:style-name="P8">Overige plannen</text:p>
        </text:list-item>
        <text:list-item>
          <text:p text:style-name="P9">Bijlagen</text:p>
        </text:list-item>
      </text:list>
      <text:h text:style-name="Heading3" text:outline-level="3">Voorwoord</text:h>
      <text:p text:style-name="BodyText"><text:span text:style-name="T10">Project gokkers bestaat uit<text:s/></text:span>Inrichten -&gt; Opstarten -&gt; Plan van aanpak -&gt; Uitvoeren -&gt; Opleveren -&gt; Afsluiten.</text:p>
      <text:h text:style-name="Heading4" text:outline-level="4">1.  Introductie</text:h>
      <text:p text:style-name="BodyText">De introductie is gericht op het Plan van Aanpak en het tot stand komen ervan.<text:line-break/><text:span text:style-name="T11">Ingegaan wordt op de volgende aspecten:</text:span></text:p>
      <text:list text:style-name="LFO3" text:continue-numbering="true">
        <text:list-item>
          <text:p text:style-name="P12">Aanleiding<text:line-break/>Project gokkers is een opgegeven school opdracht.</text:p>
        </text:list-item>
        <text:list-item>
          <text:p text:style-name="P13">Het plan<text:line-break/>Houden aan taakverdeling en rolverdeling en aan de planning om vervolgens op tijd de opdracht af te kunnen krijgen.<text:line-break/></text:p>
        </text:list-item>
      </text:list>
      <text:p text:style-name="P14">2.  Projectopdracht</text:p>
      <text:list text:style-name="LFO4" text:continue-numbering="true">
        <text:list-item>
          <text:p text:style-name="P15"><text:span text:style-name="T16">Projectomgeving</text:span><text:line-break/>De project groep bestaat uit 3 leden ieder zijn eigen rol en taakverdeling. Documenten worden gedeeld met Dropbox.</text:p>
        </text:list-item>
        <text:list-item>
          <text:p text:style-name="P17"><text:span text:style-name="T18">Doelstelling project</text:span><text:line-break/>Als doel hebben wij om een juiste applicatie te leveren, die voldoet aan de eisen<text:s/>die de klant heeft gesteld.</text:p>
        </text:list-item>
        <text:list-item>
          <text:p text:style-name="P19"><text:span text:style-name="T20">Op te leveren producten en diensten</text:span><text:line-break/>Oplevering wordt gedaan doormiddel van een zip bestand te uploaden met alle benodigde en gebruikte documenten</text:p>
        </text:list-item>
        <text:list-item>
          <text:p text:style-name="P21"><text:span text:style-name="T22">Eisen en beperkingen</text:span><text:line-break/>De “klant” heeft als eisen gesteld dat onze applicatie 5 paarden heeft, dat er 3 mensen zijn die tegelijk kunnen gokken(inzetten), dat het op de 3<text:span text:style-name="T23">e</text:span><text:s/>dag gaat regenen en dat er 3 paarden overblijven ook moet het programma beschikken over nette en geoptimaliseerde code.</text:p>
        </text:list-item>
        <text:list-item>
          <text:p text:style-name="P24"><text:span text:style-name="T25">Cruciale succesfactoren</text:span><text:line-break/>de applicatie moet op aangegeven datum worden opgeleverd met eventuele bijlagen zoals<text:s/><text:soft-page-break/>documentatie.<text:line-break/></text:p>
        </text:list-item>
      </text:list>
      <text:p text:style-name="P26"/>
      <text:p text:style-name="P27">3.  Aanpak</text:p>
      <text:list text:style-name="LFO7" text:continue-numbering="true">
        <text:list-item>
          <text:p text:style-name="ListBullet2">Voorbereiding (verzamelen informatie, verdeling van taken)</text:p>
        </text:list-item>
        <text:list-item>
          <text:p text:style-name="ListBullet2">Voorbereiding gebruik, dit zijn de activiteiten die samenhangen met het (her)inrichten van de gebruikersorganisatie</text:p>
        </text:list-item>
        <text:list-item>
          <text:p text:style-name="P28">Ontwikkeling resultaat</text:p>
        </text:list-item>
      </text:list>
      <text:p text:style-name="P29"/>
      <text:h text:style-name="Heading5" text:outline-level="5">4.<text:tab/>Projectinrichting en voorwaarden</text:h>
      <text:h text:style-name="Heading6" text:outline-level="6">4.1<text:tab/>Projectinrichting</text:h>
      <text:p text:style-name="BodyText">Het doel van projectinrichting is het zichtbaar maken van de wijze waarop de projectmanager van plan is het project in te richten om de opdracht uit te voeren volgens<text:s/>de voorgestelde aanpak. Hierbij zal de gekozen inrichting afhankelijk zijn van de resultaten van de risico analyse, kwaliteitseisen en de cruciale succesfactoren. Afhankelijk van de opdracht en de organisatie komen de OPAFIT aspecten aan de orde:</text:p>
      <text:list text:style-name="LFO7" text:continue-numbering="true">
        <text:list-item>
          <text:p text:style-name="ListBullet2">Organisatie<text:line-break/>De taken en verantwoordelijkheden die per groepslid worden gemaakt.</text:p>
        </text:list-item>
        <text:list-item>
          <text:p text:style-name="ListBullet2">Personeel<text:line-break/>Beschikbaar en haalbaarheid van de gemaakte plannen er moet voor gezorgd worden dat alle gemaakte plannen mogelijk zijn voor de groepsleden om uit te voeren.</text:p>
        </text:list-item>
        <text:list-item>
          <text:p text:style-name="ListBullet2">Informatie<text:line-break/>Informatie word gezocht en verzameld.</text:p>
        </text:list-item>
        <text:list-item>
          <text:p text:style-name="ListBullet2">Techniek<text:line-break/>Hoe en wat je gaat gebruiken om dit project uit tevoeren.</text:p>
        </text:list-item>
      </text:list>
      <text:h text:style-name="Heading7" text:outline-level="7">4.2 Voorwaarden aan opdrachtnemer</text:h>
      <text:p text:style-name="BodyText">De “klant” heeft als eisen gesteld dat onze applicatie 5 paarden heeft, dat er 3 mensen zijn die tegelijk kunnen gokken(inzetten), dat het op de 3<text:span text:style-name="T30">e</text:span><text:s/>dag gaat regenen en dat er 3 paarden overblijven ook moet het programma beschikken over nette en geoptimaliseerde code.</text:p>
      <text:h text:style-name="Heading5" text:outline-level="5">5.  Plannen</text:h>
      <text:p text:style-name="BodyText">In het hoofdstuk plannen wordt de resultante vastgelegd van het evenwicht tussen activiteiten, tijd, geld en middelen teneinde de opdracht te kunnen uitvoeren. De verschillende paragrafen worden als volgt ingevuld:</text:p>
      <text:p text:style-name="BodyText">Normen en aannames<text:line-break/>Hierbij worden de gehanteerde normen, aannames en veronderstellingen zowel ten aanzien van de schattingen als ten aanzien van planning vermeld, zoveel mogelijk per eenheid verbijzonderd. Deze kunnen afkomstig zijn uit geraadpleegde literatuur aangevuld met “ervaringscijfers”.</text:p>
      <text:list text:style-name="LFO7" text:continue-numbering="true">
        <text:list-item>
          <text:p text:style-name="ListBullet2"><text:span text:style-name="T31">Activiteitenplan</text:span><text:line-break/>Activiteiten: zie taakverdeling.</text:p>
        </text:list-item>
        <text:list-item>
          <text:p text:style-name="ListBullet2"><text:span text:style-name="T32">Mijlpalen-/Productenplan</text:span><text:line-break/>Klaar zijn 1 dag voor opleverdatum zodat we de laatste dag kunnen gebruiken om alles te verfijnen en testen.</text:p>
        </text:list-item>
      </text:list>
      <text:soft-page-break/>
      <text:h text:style-name="Heading8" text:outline-level="8">6.<text:tab/>Overige plannen</text:h>
      <text:h text:style-name="P33" text:outline-level="3">N.v.t.</text:h>
      <text:h text:style-name="Heading8" text:outline-level="8">7.<text:tab/>Bijlagen</text:h>
      <text:p text:style-name="BodyText">Zie map documentatie -&gt;<text:s/>…<text:line-break/>intake_gesprek.<text:line-break/>taakverdeling.<text:line-break/>samenwerkings_contract.</text:p>
      <text:p text:style-name="P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language="en" fo:country="US"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fo:language="en" fo:country="US"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fo:language="en" fo:country="US"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fo:country="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fo:language="en" fo:country="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Heading6Char" style:display-name="Heading 6 Char" style:family="text" style:parent-style-name="DefaultParagraphFont">
      <style:text-properties style:font-name="Calibri Light" style:font-name-asian="Times New Roman" style:font-name-complex="Times New Roman" fo:color="#1F3763"/>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Bullet2" style:display-name="List Bullet 2" style:family="paragraph" style:parent-style-name="Normal" style:list-style-name="LFO7">
      <style:text-properties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WW_CharLFO1LVL1" style:family="text">
      <style:text-properties style:font-name="Symbol"/>
    </style:style>
    <text:list-style style:name="LFO7" style:display-name="LFO7">
      <text:list-level-style-bullet text:level="1" text:style-name="WW_CharLFO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vius, Wouter (student)</meta:initial-creator>
    <dc:creator>Mevius, Wouter (student)</dc:creator>
    <meta:creation-date>2017-02-17T10:10:00Z</meta:creation-date>
    <dc:date>2017-02-21T14:09:00Z</dc:date>
    <meta:template xlink:href="Normal" xlink:type="simple"/>
    <meta:editing-cycles>27</meta:editing-cycles>
    <meta:editing-duration>PT9900S</meta:editing-duration>
    <meta:document-statistic meta:page-count="4" meta:paragraph-count="7" meta:word-count="554" meta:character-count="3709" meta:row-count="26" meta:non-whitespace-character-count="3162"/>
  </office:meta>
</office:document-meta>
</file>